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Jeremy Wittl</text:p>
            <text:p text:style-name="P10"/>
            <text:p text:style-name="P10">Product Banking Consultant</text:p>
            <text:p text:style-name="Contact_20_info">1234567890 – <text:span text:style-name="T15">mervin@senger.org – </text:span><text:span text:style-name="T16">www.my-website.com – </text:span><text:span text:style-name="T19">01.08.1989 – </text:span><text:span text:style-name="T20">28309 Semischdorf - </text:span><text:span text:style-name="T19"><text:s/>Schweiz - ledig</text:span></text:p>
            <text:p text:style-name="Contact_20_info"/>
            <text:p text:style-name="P7">Velit sit quia culpa esse ut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a59a73c2-b8d4-438c-b798-ade436428532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e8b9bc6-7235-45a4-a5ac-bc4458b71f34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9a8f6b1-017f-49f5-a138-ff32b5750862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Jeremy Wittl, Schubertstr. 161, 28309 Semischdorf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Semischdorf</text:span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Product Banking Consultant</text:h>
      <text:p text:style-name="P14"/>
      <text:p text:style-name="P11">Sehr geehrte Damen und Herren</text:p>
      <text:p text:style-name="P11"/>
      <text:p text:style-name="P11">Tenetur dolorum in animi qui aspernatur.</text:p>
      <text:p text:style-name="P11"/>
      <text:p text:style-name="P11">Rerum nam id veritatis maxime.</text:p>
      <text:p text:style-name="P11"/>
      <text:p text:style-name="P11">Nisi fugit dolorem quam laudantium ullam et voluptatibus.</text:p>
      <text:p text:style-name="P11"/>
      <text:p text:style-name="P11">Freundliche Grüße</text:p>
      <text:p text:style-name="P11"/>
      <text:p text:style-name="P11">Jeremy Witt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eremy Wittl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